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co20" style:family="table-column">
      <style:table-column-properties fo:break-before="auto" style:column-width="93.4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163.39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/>
    <style:style style:name="ce90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89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93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97" office:value-type="string" calcext:value-type="string">
            <text:p>sustainablesuppl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89"/>
        <table:table-column table:style-name="co4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98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89"/>
        <table:table-column table:style-name="co8" table:default-cell-style-name="ce89"/>
        <table:table-column table:style-name="co16" table:default-cell-style-name="ce89"/>
        <table:table-column table:style-name="co19" table:default-cell-style-name="ce89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otaryProducts" table:style-name="ta1">
        <table:table-column table:style-name="co14" table:default-cell-style-name="ce2"/>
        <table:table-column table:style-name="co2" table:default-cell-style-name="ce2"/>
        <table:table-column table:style-name="co2" table:number-columns-repeated="4" table:default-cell-style-name="ce17"/>
        <table:table-row table:style-name="ro28">
          <table:table-cell table:style-name="ce1" office:value-type="string" calcext:value-type="string">
            <text:p>Rotary Products PRICE LIST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6">
          <table:table-cell office:value-type="string" calcext:value-type="string">
            <text:p>Adjustable Curtain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A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Dock Seals - Compressi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0W-1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12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MC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SH402 Truck Shelters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SH402-18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24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0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6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42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Tapered Compression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Z Series Super Wedge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Z-SERIES</text:p>
          </table:table-cell>
          <table:table-cell office:value-type="string" calcext:value-type="string">
            <text:p>Per Application</text:p>
          </table:table-cell>
          <table:table-cell table:style-name="ce65" table:number-columns-repeated="4"/>
        </table:table-row>
        <table:table-row table:style-name="ro11">
          <table:table-cell table:style-name="ce6" office:value-type="string" calcext:value-type="string">
            <text:p>6 items found</text:p>
          </table:table-cell>
          <table:table-cell table:style-name="Default" table:number-columns-repeated="5"/>
        </table:table-row>
        <table:table-row table:style-name="ro12">
          <table:table-cell table:style-name="ce6" office:value-type="string" calcext:value-type="string">
            <text:p>18 individual models</text:p>
          </table:table-cell>
          <table:table-cell table:style-name="Default" table:number-columns-repeated="5"/>
        </table:table-row>
      </table:table>
      <table:table table:name="E-ZLift" table:style-name="ta2">
        <table:table-column table:style-name="co20" table:default-cell-style-name="Default"/>
        <table:table-column table:style-name="co2" table:number-columns-repeated="3" table:default-cell-style-name="ce89"/>
        <table:table-column table:style-name="co3" table:default-cell-style-name="ce89"/>
        <table:table-column table:style-name="co16" table:default-cell-style-name="ce89"/>
        <table:table-column table:style-name="co16" table:number-columns-repeated="2" table:default-cell-style-name="Default"/>
        <table:table-column table:style-name="co2" table:number-columns-repeated="1016" table:default-cell-style-name="Default"/>
        <table:table-row table:style-name="ro25">
          <table:table-cell table:style-name="ce1" office:value-type="string" calcext:value-type="string">
            <text:p>E-ZLIFT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Belt Bucket Conveyor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8" office:value-type="currency" office:currency="USD" office:value="4100" calcext:value-type="currency">
            <text:p>$4,100.00</text:p>
          </table:table-cell>
          <table:table-cell table:style-name="ce64" office:value-type="currency" office:currency="USD" office:value="4279" calcext:value-type="currency">
            <text:p>$4,279.00</text:p>
          </table:table-cell>
          <table:table-cell table:style-name="ce64" table:formula="of:=[.C5]*0.8" office:value-type="currency" office:currency="USD" office:value="3423.2" calcext:value-type="currency">
            <text:p>$3,423.20</text:p>
          </table:table-cell>
          <table:table-cell table:style-name="ce64"/>
          <table:table-cell table:style-name="ce64" table:formula="of:=[.E5]-[.B5]" office:value-type="currency" office:currency="USD" office:value="-4100" calcext:value-type="currency">
            <text:p>-$4,10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E</text:p>
          </table:table-cell>
          <table:table-cell table:style-name="ce8" office:value-type="currency" office:currency="USD" office:value="5199" calcext:value-type="currency">
            <text:p>$5,199.00</text:p>
          </table:table-cell>
          <table:table-cell table:style-name="ce64" office:value-type="currency" office:currency="USD" office:value="5415" calcext:value-type="currency">
            <text:p>$5,415.00</text:p>
          </table:table-cell>
          <table:table-cell table:style-name="ce64" table:formula="of:=[.C6]*0.8" office:value-type="currency" office:currency="USD" office:value="4332" calcext:value-type="currency">
            <text:p>$4,332.00</text:p>
          </table:table-cell>
          <table:table-cell table:style-name="ce64"/>
          <table:table-cell table:style-name="ce64" table:formula="of:=[.E6]-[.B6]" office:value-type="currency" office:currency="USD" office:value="-5199" calcext:value-type="currency">
            <text:p>-$5,199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8" office:value-type="currency" office:currency="USD" office:value="5810" calcext:value-type="currency">
            <text:p>$5,810.00</text:p>
          </table:table-cell>
          <table:table-cell table:style-name="ce64" office:value-type="currency" office:currency="USD" office:value="6053" calcext:value-type="currency">
            <text:p>$6,053.00</text:p>
          </table:table-cell>
          <table:table-cell table:style-name="ce64" table:formula="of:=[.C7]*0.8" office:value-type="currency" office:currency="USD" office:value="4842.4" calcext:value-type="currency">
            <text:p>$4,842.40</text:p>
          </table:table-cell>
          <table:table-cell table:style-name="ce64"/>
          <table:table-cell table:style-name="ce64" table:formula="of:=[.E7]-[.B7]" office:value-type="currency" office:currency="USD" office:value="-5810" calcext:value-type="currency">
            <text:p>-$5,810.00</text:p>
          </table:table-cell>
          <table:table-cell table:style-name="ce17" table:formula="of:=[.E7]/[.D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8" office:value-type="currency" office:currency="USD" office:value="6883" calcext:value-type="currency">
            <text:p>$6,883.00</text:p>
          </table:table-cell>
          <table:table-cell table:style-name="ce64" office:value-type="currency" office:currency="USD" office:value="7171" calcext:value-type="currency">
            <text:p>$7,171.00</text:p>
          </table:table-cell>
          <table:table-cell table:style-name="ce64" table:formula="of:=[.C8]*0.8" office:value-type="currency" office:currency="USD" office:value="5736.8" calcext:value-type="currency">
            <text:p>$5,736.80</text:p>
          </table:table-cell>
          <table:table-cell table:style-name="ce64"/>
          <table:table-cell table:style-name="ce64" table:formula="of:=[.E8]-[.B8]" office:value-type="currency" office:currency="USD" office:value="-6883" calcext:value-type="currency">
            <text:p>-$6,883.00</text:p>
          </table:table-cell>
          <table:table-cell table:style-name="ce17" table:formula="of:=[.E8]/[.D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8" office:value-type="currency" office:currency="USD" office:value="7967" calcext:value-type="currency">
            <text:p>$7,967.00</text:p>
          </table:table-cell>
          <table:table-cell table:style-name="ce64" office:value-type="currency" office:currency="USD" office:value="8299" calcext:value-type="currency">
            <text:p>$8,299.00</text:p>
          </table:table-cell>
          <table:table-cell table:style-name="ce64" table:formula="of:=[.C9]*0.8" office:value-type="currency" office:currency="USD" office:value="6639.2" calcext:value-type="currency">
            <text:p>$6,639.20</text:p>
          </table:table-cell>
          <table:table-cell table:style-name="ce64"/>
          <table:table-cell table:style-name="ce64" table:formula="of:=[.E9]-[.B9]" office:value-type="currency" office:currency="USD" office:value="-7967" calcext:value-type="currency">
            <text:p>-$7,967.00</text:p>
          </table:table-cell>
          <table:table-cell table:style-name="ce17" table:formula="of:=[.E9]/[.D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8" office:value-type="currency" office:currency="USD" office:value="4680" calcext:value-type="currency">
            <text:p>$4,680.00</text:p>
          </table:table-cell>
          <table:table-cell table:style-name="ce64" office:value-type="currency" office:currency="USD" office:value="4879" calcext:value-type="currency">
            <text:p>$4,879.00</text:p>
          </table:table-cell>
          <table:table-cell table:style-name="ce64" table:formula="of:=[.C10]*0.8" office:value-type="currency" office:currency="USD" office:value="3903.2" calcext:value-type="currency">
            <text:p>$3,903.20</text:p>
          </table:table-cell>
          <table:table-cell table:style-name="ce64"/>
          <table:table-cell table:style-name="ce64" table:formula="of:=[.E10]-[.B10]" office:value-type="currency" office:currency="USD" office:value="-4680" calcext:value-type="currency">
            <text:p>-$4,680.00</text:p>
          </table:table-cell>
          <table:table-cell table:style-name="ce17" table:formula="of:=[.E10]/[.D1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1-E</text:p>
          </table:table-cell>
          <table:table-cell table:style-name="ce8" office:value-type="currency" office:currency="USD" office:value="5940" calcext:value-type="currency">
            <text:p>$5,940.00</text:p>
          </table:table-cell>
          <table:table-cell table:style-name="ce64" office:value-type="currency" office:currency="USD" office:value="6185" calcext:value-type="currency">
            <text:p>$6,185.00</text:p>
          </table:table-cell>
          <table:table-cell table:style-name="ce64" table:formula="of:=[.C11]*0.8" office:value-type="currency" office:currency="USD" office:value="4948" calcext:value-type="currency">
            <text:p>$4,948.00</text:p>
          </table:table-cell>
          <table:table-cell table:style-name="ce64"/>
          <table:table-cell table:style-name="ce64" table:formula="of:=[.E11]-[.B11]" office:value-type="currency" office:currency="USD" office:value="-5940" calcext:value-type="currency">
            <text:p>-$5,940.00</text:p>
          </table:table-cell>
          <table:table-cell table:style-name="ce17" table:formula="of:=[.E11]/[.D1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8" office:value-type="currency" office:currency="USD" office:value="6640" calcext:value-type="currency">
            <text:p>$6,640.00</text:p>
          </table:table-cell>
          <table:table-cell table:style-name="ce64" office:value-type="currency" office:currency="USD" office:value="6918" calcext:value-type="currency">
            <text:p>$6,918.00</text:p>
          </table:table-cell>
          <table:table-cell table:style-name="ce64" table:formula="of:=[.C12]*0.8" office:value-type="currency" office:currency="USD" office:value="5534.4" calcext:value-type="currency">
            <text:p>$5,534.40</text:p>
          </table:table-cell>
          <table:table-cell table:style-name="ce64"/>
          <table:table-cell table:style-name="ce64" table:formula="of:=[.E12]-[.B12]" office:value-type="currency" office:currency="USD" office:value="-6640" calcext:value-type="currency">
            <text:p>-$6,640.00</text:p>
          </table:table-cell>
          <table:table-cell table:style-name="ce17" table:formula="of:=[.E12]/[.D1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8" office:value-type="currency" office:currency="USD" office:value="7877" calcext:value-type="currency">
            <text:p>$7,877.00</text:p>
          </table:table-cell>
          <table:table-cell table:style-name="ce64" office:value-type="currency" office:currency="USD" office:value="8205" calcext:value-type="currency">
            <text:p>$8,205.00</text:p>
          </table:table-cell>
          <table:table-cell table:style-name="ce64" table:formula="of:=[.C13]*0.8" office:value-type="currency" office:currency="USD" office:value="6564" calcext:value-type="currency">
            <text:p>$6,564.00</text:p>
          </table:table-cell>
          <table:table-cell table:style-name="ce64"/>
          <table:table-cell table:style-name="ce64" table:formula="of:=[.E13]-[.B13]" office:value-type="currency" office:currency="USD" office:value="-7877" calcext:value-type="currency">
            <text:p>-$7,877.00</text:p>
          </table:table-cell>
          <table:table-cell table:style-name="ce17" table:formula="of:=[.E13]/[.D1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8" office:value-type="currency" office:currency="USD" office:value="9120" calcext:value-type="currency">
            <text:p>$9,120.00</text:p>
          </table:table-cell>
          <table:table-cell table:style-name="ce64" office:value-type="currency" office:currency="USD" office:value="9502" calcext:value-type="currency">
            <text:p>$9,502.00</text:p>
          </table:table-cell>
          <table:table-cell table:style-name="ce64" table:formula="of:=[.C14]*0.8" office:value-type="currency" office:currency="USD" office:value="7601.6" calcext:value-type="currency">
            <text:p>$7,601.60</text:p>
          </table:table-cell>
          <table:table-cell table:style-name="ce64"/>
          <table:table-cell table:style-name="ce64" table:formula="of:=[.E14]-[.B14]" office:value-type="currency" office:currency="USD" office:value="-9120" calcext:value-type="currency">
            <text:p>-$9,120.00</text:p>
          </table:table-cell>
          <table:table-cell table:style-name="ce17" table:formula="of:=[.E14]/[.D1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Bottom Dump Car Unload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82-18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18]*0.8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]-[.B18]" office:value-type="string" office:string-value="" calcext:value-type="error">
            <text:p>#VALUE!</text:p>
          </table:table-cell>
          <table:table-cell table:style-name="ce17" table:formula="of:=[.E18]/[.D18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84-24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19]*0.8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]-[.B19]" office:value-type="string" office:string-value="" calcext:value-type="error">
            <text:p>#VALUE!</text:p>
          </table:table-cell>
          <table:table-cell table:style-name="ce17" table:formula="of:=[.E19]/[.D1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86-30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20]*0.8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]-[.B20]" office:value-type="string" office:string-value="" calcext:value-type="error">
            <text:p>#VALUE!</text:p>
          </table:table-cell>
          <table:table-cell table:style-name="ce17" table:formula="of:=[.E20]/[.D2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88-36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21]*0.8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]-[.B21]" office:value-type="string" office:string-value="" calcext:value-type="error">
            <text:p>#VALUE!</text:p>
          </table:table-cell>
          <table:table-cell table:style-name="ce17" table:formula="of:=[.E21]/[.D21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Chain and Flight Conveyo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16</text:p>
          </table:table-cell>
          <table:table-cell table:style-name="ce8" office:value-type="currency" office:currency="USD" office:value="3260" calcext:value-type="currency">
            <text:p>$3,260.00</text:p>
          </table:table-cell>
          <table:table-cell table:style-name="ce64" office:value-type="currency" office:currency="USD" office:value="3388" calcext:value-type="currency">
            <text:p>$3,388.00</text:p>
          </table:table-cell>
          <table:table-cell table:style-name="ce64" table:formula="of:=[.C25]*0.8" office:value-type="currency" office:currency="USD" office:value="2710.4" calcext:value-type="currency">
            <text:p>$2,710.40</text:p>
          </table:table-cell>
          <table:table-cell table:style-name="ce64"/>
          <table:table-cell table:style-name="ce64" table:formula="of:=[.E25]-[.B25]" office:value-type="currency" office:currency="USD" office:value="-3260" calcext:value-type="currency">
            <text:p>-$3,260.00</text:p>
          </table:table-cell>
          <table:table-cell table:style-name="ce17" table:formula="of:=[.E25]/[.D2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21</text:p>
          </table:table-cell>
          <table:table-cell table:style-name="ce8" office:value-type="currency" office:currency="USD" office:value="3735" calcext:value-type="currency">
            <text:p>$3,735.00</text:p>
          </table:table-cell>
          <table:table-cell table:style-name="ce64" office:value-type="currency" office:currency="USD" office:value="3881" calcext:value-type="currency">
            <text:p>$3,881.00</text:p>
          </table:table-cell>
          <table:table-cell table:style-name="ce64" table:formula="of:=[.C26]*0.8" office:value-type="currency" office:currency="USD" office:value="3104.8" calcext:value-type="currency">
            <text:p>$3,104.80</text:p>
          </table:table-cell>
          <table:table-cell table:style-name="ce64"/>
          <table:table-cell table:style-name="ce64" table:formula="of:=[.E26]-[.B26]" office:value-type="currency" office:currency="USD" office:value="-3735" calcext:value-type="currency">
            <text:p>-$3,735.00</text:p>
          </table:table-cell>
          <table:table-cell table:style-name="ce17" table:formula="of:=[.E26]/[.D2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26</text:p>
          </table:table-cell>
          <table:table-cell table:style-name="ce8" office:value-type="currency" office:currency="USD" office:value="4220" calcext:value-type="currency">
            <text:p>$4,220.00</text:p>
          </table:table-cell>
          <table:table-cell table:style-name="ce64" office:value-type="currency" office:currency="USD" office:value="4387" calcext:value-type="currency">
            <text:p>$4,387.00</text:p>
          </table:table-cell>
          <table:table-cell table:style-name="ce64" table:formula="of:=[.C27]*0.8" office:value-type="currency" office:currency="USD" office:value="3509.6" calcext:value-type="currency">
            <text:p>$3,509.60</text:p>
          </table:table-cell>
          <table:table-cell table:style-name="ce64"/>
          <table:table-cell table:style-name="ce64" table:formula="of:=[.E27]-[.B27]" office:value-type="currency" office:currency="USD" office:value="-4220" calcext:value-type="currency">
            <text:p>-$4,220.00</text:p>
          </table:table-cell>
          <table:table-cell table:style-name="ce17" table:formula="of:=[.E27]/[.D2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1</text:p>
          </table:table-cell>
          <table:table-cell table:style-name="ce8" office:value-type="currency" office:currency="USD" office:value="4705" calcext:value-type="currency">
            <text:p>$4,705.00</text:p>
          </table:table-cell>
          <table:table-cell table:style-name="ce64" office:value-type="currency" office:currency="USD" office:value="4890" calcext:value-type="currency">
            <text:p>$4,890.00</text:p>
          </table:table-cell>
          <table:table-cell table:style-name="ce64" table:formula="of:=[.C28]*0.8" office:value-type="currency" office:currency="USD" office:value="3912" calcext:value-type="currency">
            <text:p>$3,912.00</text:p>
          </table:table-cell>
          <table:table-cell table:style-name="ce64"/>
          <table:table-cell table:style-name="ce64" table:formula="of:=[.E28]-[.B28]" office:value-type="currency" office:currency="USD" office:value="-4705" calcext:value-type="currency">
            <text:p>-$4,705.00</text:p>
          </table:table-cell>
          <table:table-cell table:style-name="ce17" table:formula="of:=[.E28]/[.D2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E-ZMite Sidepan Conveyo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0</text:p>
          </table:table-cell>
          <table:table-cell table:style-name="ce8" office:value-type="currency" office:currency="USD" office:value="4390" calcext:value-type="currency">
            <text:p>$4,390.00</text:p>
          </table:table-cell>
          <table:table-cell table:style-name="ce64" office:value-type="currency" office:currency="USD" office:value="4563" calcext:value-type="currency">
            <text:p>$4,563.00</text:p>
          </table:table-cell>
          <table:table-cell table:style-name="ce64" table:formula="of:=[.C32]*0.8" office:value-type="currency" office:currency="USD" office:value="3650.4" calcext:value-type="currency">
            <text:p>$3,650.40</text:p>
          </table:table-cell>
          <table:table-cell table:style-name="ce64"/>
          <table:table-cell table:style-name="ce64" table:formula="of:=[.E32]-[.B32]" office:value-type="currency" office:currency="USD" office:value="-4390" calcext:value-type="currency">
            <text:p>-$4,390.00</text:p>
          </table:table-cell>
          <table:table-cell table:style-name="ce17" table:formula="of:=[.E32]/[.D3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</text:p>
          </table:table-cell>
          <table:table-cell table:style-name="ce8" office:value-type="currency" office:currency="USD" office:value="4525" calcext:value-type="currency">
            <text:p>$4,525.00</text:p>
          </table:table-cell>
          <table:table-cell table:style-name="ce64" office:value-type="currency" office:currency="USD" office:value="4704" calcext:value-type="currency">
            <text:p>$4,704.00</text:p>
          </table:table-cell>
          <table:table-cell table:style-name="ce64" table:formula="of:=[.C33]*0.8" office:value-type="currency" office:currency="USD" office:value="3763.2" calcext:value-type="currency">
            <text:p>$3,763.20</text:p>
          </table:table-cell>
          <table:table-cell table:style-name="ce64"/>
          <table:table-cell table:style-name="ce64" table:formula="of:=[.E33]-[.B33]" office:value-type="currency" office:currency="USD" office:value="-4525" calcext:value-type="currency">
            <text:p>-$4,525.00</text:p>
          </table:table-cell>
          <table:table-cell table:style-name="ce17" table:formula="of:=[.E33]/[.D3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E-ZMite Troughing Conveyo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0</text:p>
          </table:table-cell>
          <table:table-cell table:style-name="ce8" office:value-type="currency" office:currency="USD" office:value="4480" calcext:value-type="currency">
            <text:p>$4,480.00</text:p>
          </table:table-cell>
          <table:table-cell table:style-name="ce64" office:value-type="currency" office:currency="USD" office:value="4665" calcext:value-type="currency">
            <text:p>$4,665.00</text:p>
          </table:table-cell>
          <table:table-cell table:style-name="ce64" table:formula="of:=[.C37]*0.8" office:value-type="currency" office:currency="USD" office:value="3732" calcext:value-type="currency">
            <text:p>$3,732.00</text:p>
          </table:table-cell>
          <table:table-cell table:style-name="ce64"/>
          <table:table-cell table:style-name="ce64" table:formula="of:=[.E37]-[.B37]" office:value-type="currency" office:currency="USD" office:value="-4480" calcext:value-type="currency">
            <text:p>-$4,480.00</text:p>
          </table:table-cell>
          <table:table-cell table:style-name="ce17" table:formula="of:=[.E37]/[.D3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</text:p>
          </table:table-cell>
          <table:table-cell table:style-name="ce8" office:value-type="currency" office:currency="USD" office:value="4585" calcext:value-type="currency">
            <text:p>$4,585.00</text:p>
          </table:table-cell>
          <table:table-cell table:style-name="ce64" office:value-type="currency" office:currency="USD" office:value="4805" calcext:value-type="currency">
            <text:p>$4,805.00</text:p>
          </table:table-cell>
          <table:table-cell table:style-name="ce64" table:formula="of:=[.C38]*0.8" office:value-type="currency" office:currency="USD" office:value="3844" calcext:value-type="currency">
            <text:p>$3,844.00</text:p>
          </table:table-cell>
          <table:table-cell table:style-name="ce64"/>
          <table:table-cell table:style-name="ce64" table:formula="of:=[.E38]-[.B38]" office:value-type="currency" office:currency="USD" office:value="-4585" calcext:value-type="currency">
            <text:p>-$4,585.00</text:p>
          </table:table-cell>
          <table:table-cell table:style-name="ce17" table:formula="of:=[.E38]/[.D3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Floor to Floor Tire Handling Conveyo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F2F10</text:p>
          </table:table-cell>
          <table:table-cell table:style-name="ce44" office:value-type="currency" office:currency="USD" office:value="5940" calcext:value-type="currency">
            <text:p>$5,940.00</text:p>
          </table:table-cell>
          <table:table-cell table:style-name="ce110" office:value-type="currency" office:currency="USD" office:value="6296" calcext:value-type="currency">
            <text:p>$6,296.00</text:p>
          </table:table-cell>
          <table:table-cell table:style-name="ce110" table:formula="of:=[.C42]*0.8" office:value-type="currency" office:currency="USD" office:value="5036.8" calcext:value-type="currency">
            <text:p>$5,036.80</text:p>
          </table:table-cell>
          <table:table-cell table:style-name="ce110"/>
          <table:table-cell table:style-name="ce110" table:formula="of:=[.E42]-[.B42]" office:value-type="currency" office:currency="USD" office:value="-5940" calcext:value-type="currency">
            <text:p>-$5,940.00</text:p>
          </table:table-cell>
          <table:table-cell table:style-name="ce97" table:formula="of:=[.E42]/[.D42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43" office:value-type="string" calcext:value-type="string">
            <text:p>F2F11</text:p>
          </table:table-cell>
          <table:table-cell table:style-name="ce44" office:value-type="currency" office:currency="USD" office:value="6028" calcext:value-type="currency">
            <text:p>$6,028.00</text:p>
          </table:table-cell>
          <table:table-cell table:style-name="ce110" office:value-type="currency" office:currency="USD" office:value="6390" calcext:value-type="currency">
            <text:p>$6,390.00</text:p>
          </table:table-cell>
          <table:table-cell table:style-name="ce110" table:formula="of:=[.C43]*0.8" office:value-type="currency" office:currency="USD" office:value="5112" calcext:value-type="currency">
            <text:p>$5,112.00</text:p>
          </table:table-cell>
          <table:table-cell table:style-name="ce110"/>
          <table:table-cell table:style-name="ce110" table:formula="of:=[.E43]-[.B43]" office:value-type="currency" office:currency="USD" office:value="-6028" calcext:value-type="currency">
            <text:p>-$6,028.00</text:p>
          </table:table-cell>
          <table:table-cell table:style-name="ce97" table:formula="of:=[.E43]/[.D43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43" office:value-type="string" calcext:value-type="string">
            <text:p>F2F12</text:p>
          </table:table-cell>
          <table:table-cell table:style-name="ce44" office:value-type="currency" office:currency="USD" office:value="6116" calcext:value-type="currency">
            <text:p>$6,116.00</text:p>
          </table:table-cell>
          <table:table-cell table:style-name="ce110" office:value-type="currency" office:currency="USD" office:value="6483" calcext:value-type="currency">
            <text:p>$6,483.00</text:p>
          </table:table-cell>
          <table:table-cell table:style-name="ce110" table:formula="of:=[.C44]*0.8" office:value-type="currency" office:currency="USD" office:value="5186.4" calcext:value-type="currency">
            <text:p>$5,186.40</text:p>
          </table:table-cell>
          <table:table-cell table:style-name="ce110"/>
          <table:table-cell table:style-name="ce110" table:formula="of:=[.E44]-[.B44]" office:value-type="currency" office:currency="USD" office:value="-6116" calcext:value-type="currency">
            <text:p>-$6,116.00</text:p>
          </table:table-cell>
          <table:table-cell table:style-name="ce97" table:formula="of:=[.E44]/[.D44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43" office:value-type="string" calcext:value-type="string">
            <text:p>F2F13</text:p>
          </table:table-cell>
          <table:table-cell table:style-name="ce44" office:value-type="currency" office:currency="USD" office:value="6204" calcext:value-type="currency">
            <text:p>$6,204.00</text:p>
          </table:table-cell>
          <table:table-cell table:style-name="ce110" office:value-type="currency" office:currency="USD" office:value="6576" calcext:value-type="currency">
            <text:p>$6,576.00</text:p>
          </table:table-cell>
          <table:table-cell table:style-name="ce110" table:formula="of:=[.C45]*0.8" office:value-type="currency" office:currency="USD" office:value="5260.8" calcext:value-type="currency">
            <text:p>$5,260.80</text:p>
          </table:table-cell>
          <table:table-cell table:style-name="ce110"/>
          <table:table-cell table:style-name="ce110" table:formula="of:=[.E45]-[.B45]" office:value-type="currency" office:currency="USD" office:value="-6204" calcext:value-type="currency">
            <text:p>-$6,204.00</text:p>
          </table:table-cell>
          <table:table-cell table:style-name="ce97" table:formula="of:=[.E45]/[.D45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43" office:value-type="string" calcext:value-type="string">
            <text:p>F2F14</text:p>
          </table:table-cell>
          <table:table-cell table:style-name="ce44" office:value-type="currency" office:currency="USD" office:value="6293" calcext:value-type="currency">
            <text:p>$6,293.00</text:p>
          </table:table-cell>
          <table:table-cell table:style-name="ce110" office:value-type="currency" office:currency="USD" office:value="6671" calcext:value-type="currency">
            <text:p>$6,671.00</text:p>
          </table:table-cell>
          <table:table-cell table:style-name="ce110" table:formula="of:=[.C46]*0.8" office:value-type="currency" office:currency="USD" office:value="5336.8" calcext:value-type="currency">
            <text:p>$5,336.80</text:p>
          </table:table-cell>
          <table:table-cell table:style-name="ce110"/>
          <table:table-cell table:style-name="ce110" table:formula="of:=[.E46]-[.B46]" office:value-type="currency" office:currency="USD" office:value="-6293" calcext:value-type="currency">
            <text:p>-$6,293.00</text:p>
          </table:table-cell>
          <table:table-cell table:style-name="ce97" table:formula="of:=[.E46]/[.D46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43" office:value-type="string" calcext:value-type="string">
            <text:p>F2F15</text:p>
          </table:table-cell>
          <table:table-cell table:style-name="ce44" office:value-type="currency" office:currency="USD" office:value="6381" calcext:value-type="currency">
            <text:p>$6,381.00</text:p>
          </table:table-cell>
          <table:table-cell table:style-name="ce110" office:value-type="currency" office:currency="USD" office:value="6764" calcext:value-type="currency">
            <text:p>$6,764.00</text:p>
          </table:table-cell>
          <table:table-cell table:style-name="ce110" table:formula="of:=[.C47]*0.8" office:value-type="currency" office:currency="USD" office:value="5411.2" calcext:value-type="currency">
            <text:p>$5,411.20</text:p>
          </table:table-cell>
          <table:table-cell table:style-name="ce110"/>
          <table:table-cell table:style-name="ce110" table:formula="of:=[.E47]-[.B47]" office:value-type="currency" office:currency="USD" office:value="-6381" calcext:value-type="currency">
            <text:p>-$6,381.00</text:p>
          </table:table-cell>
          <table:table-cell table:style-name="ce97" table:formula="of:=[.E47]/[.D47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43" office:value-type="string" calcext:value-type="string">
            <text:p>F2F16</text:p>
          </table:table-cell>
          <table:table-cell table:style-name="ce44" office:value-type="currency" office:currency="USD" office:value="6471" calcext:value-type="currency">
            <text:p>$6,471.00</text:p>
          </table:table-cell>
          <table:table-cell table:style-name="ce110" office:value-type="currency" office:currency="USD" office:value="6859" calcext:value-type="currency">
            <text:p>$6,859.00</text:p>
          </table:table-cell>
          <table:table-cell table:style-name="ce110" table:formula="of:=[.C48]*0.8" office:value-type="currency" office:currency="USD" office:value="5487.2" calcext:value-type="currency">
            <text:p>$5,487.20</text:p>
          </table:table-cell>
          <table:table-cell table:style-name="ce110"/>
          <table:table-cell table:style-name="ce110" table:formula="of:=[.E48]-[.B48]" office:value-type="currency" office:currency="USD" office:value="-6471" calcext:value-type="currency">
            <text:p>-$6,471.00</text:p>
          </table:table-cell>
          <table:table-cell table:style-name="ce97" table:formula="of:=[.E48]/[.D48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43" office:value-type="string" calcext:value-type="string">
            <text:p>F2F17</text:p>
          </table:table-cell>
          <table:table-cell table:style-name="ce44" office:value-type="currency" office:currency="USD" office:value="6560" calcext:value-type="currency">
            <text:p>$6,560.00</text:p>
          </table:table-cell>
          <table:table-cell table:style-name="ce110" office:value-type="currency" office:currency="USD" office:value="6954" calcext:value-type="currency">
            <text:p>$6,954.00</text:p>
          </table:table-cell>
          <table:table-cell table:style-name="ce110" table:formula="of:=[.C49]*0.8" office:value-type="currency" office:currency="USD" office:value="5563.2" calcext:value-type="currency">
            <text:p>$5,563.20</text:p>
          </table:table-cell>
          <table:table-cell table:style-name="ce110"/>
          <table:table-cell table:style-name="ce110" table:formula="of:=[.E49]-[.B49]" office:value-type="currency" office:currency="USD" office:value="-6560" calcext:value-type="currency">
            <text:p>-$6,560.00</text:p>
          </table:table-cell>
          <table:table-cell table:style-name="ce97" table:formula="of:=[.E49]/[.D49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43" office:value-type="string" calcext:value-type="string">
            <text:p>F2F18</text:p>
          </table:table-cell>
          <table:table-cell table:style-name="ce44" office:value-type="currency" office:currency="USD" office:value="6649" calcext:value-type="currency">
            <text:p>$6,649.00</text:p>
          </table:table-cell>
          <table:table-cell table:style-name="ce110" office:value-type="currency" office:currency="USD" office:value="7048" calcext:value-type="currency">
            <text:p>$7,048.00</text:p>
          </table:table-cell>
          <table:table-cell table:style-name="ce110" table:formula="of:=[.C50]*0.8" office:value-type="currency" office:currency="USD" office:value="5638.4" calcext:value-type="currency">
            <text:p>$5,638.40</text:p>
          </table:table-cell>
          <table:table-cell table:style-name="ce110"/>
          <table:table-cell table:style-name="ce110" table:formula="of:=[.E50]-[.B50]" office:value-type="currency" office:currency="USD" office:value="-6649" calcext:value-type="currency">
            <text:p>-$6,649.00</text:p>
          </table:table-cell>
          <table:table-cell table:style-name="ce97" table:formula="of:=[.E50]/[.D50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43" office:value-type="string" calcext:value-type="string">
            <text:p>F2F19</text:p>
          </table:table-cell>
          <table:table-cell table:style-name="ce44" office:value-type="currency" office:currency="USD" office:value="6739" calcext:value-type="currency">
            <text:p>$6,739.00</text:p>
          </table:table-cell>
          <table:table-cell table:style-name="ce110" office:value-type="currency" office:currency="USD" office:value="7143" calcext:value-type="currency">
            <text:p>$7,143.00</text:p>
          </table:table-cell>
          <table:table-cell table:style-name="ce110" table:formula="of:=[.C51]*0.8" office:value-type="currency" office:currency="USD" office:value="5714.4" calcext:value-type="currency">
            <text:p>$5,714.40</text:p>
          </table:table-cell>
          <table:table-cell table:style-name="ce110"/>
          <table:table-cell table:style-name="ce110" table:formula="of:=[.E51]-[.B51]" office:value-type="currency" office:currency="USD" office:value="-6739" calcext:value-type="currency">
            <text:p>-$6,739.00</text:p>
          </table:table-cell>
          <table:table-cell table:style-name="ce97" table:formula="of:=[.E51]/[.D51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43" office:value-type="string" calcext:value-type="string">
            <text:p>F2F20</text:p>
          </table:table-cell>
          <table:table-cell table:style-name="ce44" office:value-type="currency" office:currency="USD" office:value="6828" calcext:value-type="currency">
            <text:p>$6,828.00</text:p>
          </table:table-cell>
          <table:table-cell table:style-name="ce110" office:value-type="currency" office:currency="USD" office:value="7238" calcext:value-type="currency">
            <text:p>$7,238.00</text:p>
          </table:table-cell>
          <table:table-cell table:style-name="ce110" table:formula="of:=[.C52]*0.8" office:value-type="currency" office:currency="USD" office:value="5790.4" calcext:value-type="currency">
            <text:p>$5,790.40</text:p>
          </table:table-cell>
          <table:table-cell table:style-name="ce110"/>
          <table:table-cell table:style-name="ce110" table:formula="of:=[.E52]-[.B52]" office:value-type="currency" office:currency="USD" office:value="-6828" calcext:value-type="currency">
            <text:p>-$6,828.00</text:p>
          </table:table-cell>
          <table:table-cell table:style-name="ce97" table:formula="of:=[.E52]/[.D52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43" office:value-type="string" calcext:value-type="string">
            <text:p>F2F21</text:p>
          </table:table-cell>
          <table:table-cell table:style-name="ce44" office:value-type="currency" office:currency="USD" office:value="6918" calcext:value-type="currency">
            <text:p>$6,918.00</text:p>
          </table:table-cell>
          <table:table-cell table:style-name="ce110" office:value-type="currency" office:currency="USD" office:value="7333" calcext:value-type="currency">
            <text:p>$7,333.00</text:p>
          </table:table-cell>
          <table:table-cell table:style-name="ce110" table:formula="of:=[.C53]*0.8" office:value-type="currency" office:currency="USD" office:value="5866.4" calcext:value-type="currency">
            <text:p>$5,866.40</text:p>
          </table:table-cell>
          <table:table-cell table:style-name="ce110"/>
          <table:table-cell table:style-name="ce110" table:formula="of:=[.E53]-[.B53]" office:value-type="currency" office:currency="USD" office:value="-6918" calcext:value-type="currency">
            <text:p>-$6,918.00</text:p>
          </table:table-cell>
          <table:table-cell table:style-name="ce97" table:formula="of:=[.E53]/[.D53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43" office:value-type="string" calcext:value-type="string">
            <text:p>F2F22</text:p>
          </table:table-cell>
          <table:table-cell table:style-name="ce44" office:value-type="currency" office:currency="USD" office:value="7007" calcext:value-type="currency">
            <text:p>$7,007.00</text:p>
          </table:table-cell>
          <table:table-cell table:style-name="ce110" office:value-type="currency" office:currency="USD" office:value="7428" calcext:value-type="currency">
            <text:p>$7,428.00</text:p>
          </table:table-cell>
          <table:table-cell table:style-name="ce110" table:formula="of:=[.C54]*0.8" office:value-type="currency" office:currency="USD" office:value="5942.4" calcext:value-type="currency">
            <text:p>$5,942.40</text:p>
          </table:table-cell>
          <table:table-cell table:style-name="ce110"/>
          <table:table-cell table:style-name="ce110" table:formula="of:=[.E54]-[.B54]" office:value-type="currency" office:currency="USD" office:value="-7007" calcext:value-type="currency">
            <text:p>-$7,007.00</text:p>
          </table:table-cell>
          <table:table-cell table:style-name="ce97" table:formula="of:=[.E54]/[.D54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43" office:value-type="string" calcext:value-type="string">
            <text:p>F2F23</text:p>
          </table:table-cell>
          <table:table-cell table:style-name="ce44" office:value-type="currency" office:currency="USD" office:value="7096" calcext:value-type="currency">
            <text:p>$7,096.00</text:p>
          </table:table-cell>
          <table:table-cell table:style-name="ce110" office:value-type="currency" office:currency="USD" office:value="7522" calcext:value-type="currency">
            <text:p>$7,522.00</text:p>
          </table:table-cell>
          <table:table-cell table:style-name="ce110" table:formula="of:=[.C55]*0.8" office:value-type="currency" office:currency="USD" office:value="6017.6" calcext:value-type="currency">
            <text:p>$6,017.60</text:p>
          </table:table-cell>
          <table:table-cell table:style-name="ce110"/>
          <table:table-cell table:style-name="ce110" table:formula="of:=[.E55]-[.B55]" office:value-type="currency" office:currency="USD" office:value="-7096" calcext:value-type="currency">
            <text:p>-$7,096.00</text:p>
          </table:table-cell>
          <table:table-cell table:style-name="ce97" table:formula="of:=[.E55]/[.D55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/>
          <table:table-cell table:style-name="ce111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Hay Bale Conveyo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Bale</text:p>
          </table:table-cell>
          <table:table-cell table:style-name="ce8" office:value-type="currency" office:currency="USD" office:value="1950" calcext:value-type="currency">
            <text:p>$1,950.00</text:p>
          </table:table-cell>
          <table:table-cell table:style-name="ce64" office:value-type="currency" office:currency="USD" office:value="2034" calcext:value-type="currency">
            <text:p>$2,034.00</text:p>
          </table:table-cell>
          <table:table-cell table:style-name="ce64" table:formula="of:=[.C59]*0.8" office:value-type="currency" office:currency="USD" office:value="1627.2" calcext:value-type="currency">
            <text:p>$1,627.20</text:p>
          </table:table-cell>
          <table:table-cell table:style-name="ce64"/>
          <table:table-cell table:style-name="ce64" table:formula="of:=[.E59]-[.B59]" office:value-type="currency" office:currency="USD" office:value="-1950" calcext:value-type="currency">
            <text:p>-$1,950.00</text:p>
          </table:table-cell>
          <table:table-cell table:style-name="ce17" table:formula="of:=[.E59]/[.D5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Bale</text:p>
          </table:table-cell>
          <table:table-cell table:style-name="ce8" office:value-type="currency" office:currency="USD" office:value="1999" calcext:value-type="currency">
            <text:p>$1,999.00</text:p>
          </table:table-cell>
          <table:table-cell table:style-name="ce64" office:value-type="currency" office:currency="USD" office:value="2183" calcext:value-type="currency">
            <text:p>$2,183.00</text:p>
          </table:table-cell>
          <table:table-cell table:style-name="ce64" table:formula="of:=[.C60]*0.8" office:value-type="currency" office:currency="USD" office:value="1746.4" calcext:value-type="currency">
            <text:p>$1,746.40</text:p>
          </table:table-cell>
          <table:table-cell table:style-name="ce64"/>
          <table:table-cell table:style-name="ce64" table:formula="of:=[.E60]-[.B60]" office:value-type="currency" office:currency="USD" office:value="-1999" calcext:value-type="currency">
            <text:p>-$1,999.00</text:p>
          </table:table-cell>
          <table:table-cell table:style-name="ce17" table:formula="of:=[.E60]/[.D6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Bale</text:p>
          </table:table-cell>
          <table:table-cell table:style-name="ce8" office:value-type="currency" office:currency="USD" office:value="2230" calcext:value-type="currency">
            <text:p>$2,230.00</text:p>
          </table:table-cell>
          <table:table-cell table:style-name="ce64" office:value-type="currency" office:currency="USD" office:value="2330" calcext:value-type="currency">
            <text:p>$2,330.00</text:p>
          </table:table-cell>
          <table:table-cell table:style-name="ce64" table:formula="of:=[.C61]*0.8" office:value-type="currency" office:currency="USD" office:value="1864" calcext:value-type="currency">
            <text:p>$1,864.00</text:p>
          </table:table-cell>
          <table:table-cell table:style-name="ce64"/>
          <table:table-cell table:style-name="ce64" table:formula="of:=[.E61]-[.B61]" office:value-type="currency" office:currency="USD" office:value="-2230" calcext:value-type="currency">
            <text:p>-$2,230.00</text:p>
          </table:table-cell>
          <table:table-cell table:style-name="ce17" table:formula="of:=[.E61]/[.D6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ML-050 Material Lif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ML-050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65]*0.8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5]-[.B65]" office:value-type="string" office:string-value="" calcext:value-type="error">
            <text:p>#VALUE!</text:p>
          </table:table-cell>
          <table:table-cell table:style-name="ce17" table:formula="of:=[.E65]/[.D65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olar Panel Conveyo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PC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69]*0.8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9]-[.B69]" office:value-type="string" office:string-value="" calcext:value-type="error">
            <text:p>#VALUE!</text:p>
          </table:table-cell>
          <table:table-cell table:style-name="ce17" table:formula="of:=[.E69]/[.D6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Towable Elevating Carriag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TEC-050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73]*0.8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73]-[.B73]" office:value-type="string" office:string-value="" calcext:value-type="error">
            <text:p>#VALUE!</text:p>
          </table:table-cell>
          <table:table-cell table:style-name="ce17" table:formula="of:=[.E73]/[.D73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TR-050 Troughing-Roller Sludge Conveyo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0-18</text:p>
          </table:table-cell>
          <table:table-cell table:style-name="ce8" office:value-type="currency" office:currency="USD" office:value="5255" calcext:value-type="currency">
            <text:p>$5,255.00</text:p>
          </table:table-cell>
          <table:table-cell table:style-name="ce64" office:value-type="currency" office:currency="USD" office:value="5828" calcext:value-type="currency">
            <text:p>$5,828.00</text:p>
          </table:table-cell>
          <table:table-cell table:style-name="ce64" table:formula="of:=[.C77]*0.8" office:value-type="currency" office:currency="USD" office:value="4662.4" calcext:value-type="currency">
            <text:p>$4,662.40</text:p>
          </table:table-cell>
          <table:table-cell table:style-name="ce64"/>
          <table:table-cell table:style-name="ce64" table:formula="of:=[.E77]-[.B77]" office:value-type="currency" office:currency="USD" office:value="-5255" calcext:value-type="currency">
            <text:p>-$5,255.00</text:p>
          </table:table-cell>
          <table:table-cell table:style-name="ce17" table:formula="of:=[.E77]/[.D7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0-18</text:p>
          </table:table-cell>
          <table:table-cell table:style-name="ce8" office:value-type="currency" office:currency="USD" office:value="5785" calcext:value-type="currency">
            <text:p>$5,785.00</text:p>
          </table:table-cell>
          <table:table-cell table:style-name="ce64" office:value-type="currency" office:currency="USD" office:value="6379" calcext:value-type="currency">
            <text:p>$6,379.00</text:p>
          </table:table-cell>
          <table:table-cell table:style-name="ce64" table:formula="of:=[.C78]*0.8" office:value-type="currency" office:currency="USD" office:value="5103.2" calcext:value-type="currency">
            <text:p>$5,103.20</text:p>
          </table:table-cell>
          <table:table-cell table:style-name="ce64"/>
          <table:table-cell table:style-name="ce64" table:formula="of:=[.E78]-[.B78]" office:value-type="currency" office:currency="USD" office:value="-5785" calcext:value-type="currency">
            <text:p>-$5,785.00</text:p>
          </table:table-cell>
          <table:table-cell table:style-name="ce17" table:formula="of:=[.E78]/[.D7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1-18</text:p>
          </table:table-cell>
          <table:table-cell table:style-name="ce8" office:value-type="currency" office:currency="USD" office:value="6115" calcext:value-type="currency">
            <text:p>$6,115.00</text:p>
          </table:table-cell>
          <table:table-cell table:style-name="ce64" office:value-type="currency" office:currency="USD" office:value="6721" calcext:value-type="currency">
            <text:p>$6,721.00</text:p>
          </table:table-cell>
          <table:table-cell table:style-name="ce64" table:formula="of:=[.C79]*0.8" office:value-type="currency" office:currency="USD" office:value="5376.8" calcext:value-type="currency">
            <text:p>$5,376.80</text:p>
          </table:table-cell>
          <table:table-cell table:style-name="ce64"/>
          <table:table-cell table:style-name="ce64" table:formula="of:=[.E79]-[.B79]" office:value-type="currency" office:currency="USD" office:value="-6115" calcext:value-type="currency">
            <text:p>-$6,115.00</text:p>
          </table:table-cell>
          <table:table-cell table:style-name="ce17" table:formula="of:=[.E79]/[.D7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1-18</text:p>
          </table:table-cell>
          <table:table-cell table:style-name="ce8" office:value-type="currency" office:currency="USD" office:value="6810" calcext:value-type="currency">
            <text:p>$6,810.00</text:p>
          </table:table-cell>
          <table:table-cell table:style-name="ce64" office:value-type="currency" office:currency="USD" office:value="7443" calcext:value-type="currency">
            <text:p>$7,443.00</text:p>
          </table:table-cell>
          <table:table-cell table:style-name="ce64" table:formula="of:=[.C80]*0.8" office:value-type="currency" office:currency="USD" office:value="5954.4" calcext:value-type="currency">
            <text:p>$5,954.40</text:p>
          </table:table-cell>
          <table:table-cell table:style-name="ce64"/>
          <table:table-cell table:style-name="ce64" table:formula="of:=[.E80]-[.B80]" office:value-type="currency" office:currency="USD" office:value="-6810" calcext:value-type="currency">
            <text:p>-$6,810.00</text:p>
          </table:table-cell>
          <table:table-cell table:style-name="ce17" table:formula="of:=[.E80]/[.D8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3-18</text:p>
          </table:table-cell>
          <table:table-cell table:style-name="ce8" office:value-type="currency" office:currency="USD" office:value="6975" calcext:value-type="currency">
            <text:p>$6,975.00</text:p>
          </table:table-cell>
          <table:table-cell table:style-name="ce64" office:value-type="currency" office:currency="USD" office:value="7612" calcext:value-type="currency">
            <text:p>$7,612.00</text:p>
          </table:table-cell>
          <table:table-cell table:style-name="ce64" table:formula="of:=[.C81]*0.8" office:value-type="currency" office:currency="USD" office:value="6089.6" calcext:value-type="currency">
            <text:p>$6,089.60</text:p>
          </table:table-cell>
          <table:table-cell table:style-name="ce64"/>
          <table:table-cell table:style-name="ce64" table:formula="of:=[.E81]-[.B81]" office:value-type="currency" office:currency="USD" office:value="-6975" calcext:value-type="currency">
            <text:p>-$6,975.00</text:p>
          </table:table-cell>
          <table:table-cell table:style-name="ce17" table:formula="of:=[.E81]/[.D8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3-18</text:p>
          </table:table-cell>
          <table:table-cell table:style-name="ce8" office:value-type="currency" office:currency="USD" office:value="7835" calcext:value-type="currency">
            <text:p>$7,835.00</text:p>
          </table:table-cell>
          <table:table-cell table:style-name="ce64" office:value-type="currency" office:currency="USD" office:value="8506" calcext:value-type="currency">
            <text:p>$8,506.00</text:p>
          </table:table-cell>
          <table:table-cell table:style-name="ce64" table:formula="of:=[.C82]*0.8" office:value-type="currency" office:currency="USD" office:value="6804.8" calcext:value-type="currency">
            <text:p>$6,804.80</text:p>
          </table:table-cell>
          <table:table-cell table:style-name="ce64"/>
          <table:table-cell table:style-name="ce64" table:formula="of:=[.E82]-[.B82]" office:value-type="currency" office:currency="USD" office:value="-7835" calcext:value-type="currency">
            <text:p>-$7,835.00</text:p>
          </table:table-cell>
          <table:table-cell table:style-name="ce17" table:formula="of:=[.E82]/[.D8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5-18</text:p>
          </table:table-cell>
          <table:table-cell table:style-name="ce8" office:value-type="currency" office:currency="USD" office:value="8460" calcext:value-type="currency">
            <text:p>$8,460.00</text:p>
          </table:table-cell>
          <table:table-cell table:style-name="ce64" office:value-type="currency" office:currency="USD" office:value="9157" calcext:value-type="currency">
            <text:p>$9,157.00</text:p>
          </table:table-cell>
          <table:table-cell table:style-name="ce64" table:formula="of:=[.C83]*0.8" office:value-type="currency" office:currency="USD" office:value="7325.6" calcext:value-type="currency">
            <text:p>$7,325.60</text:p>
          </table:table-cell>
          <table:table-cell table:style-name="ce64"/>
          <table:table-cell table:style-name="ce64" table:formula="of:=[.E83]-[.B83]" office:value-type="currency" office:currency="USD" office:value="-8460" calcext:value-type="currency">
            <text:p>-$8,460.00</text:p>
          </table:table-cell>
          <table:table-cell table:style-name="ce17" table:formula="of:=[.E83]/[.D8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5-18</text:p>
          </table:table-cell>
          <table:table-cell table:style-name="ce8" office:value-type="currency" office:currency="USD" office:value="9520" calcext:value-type="currency">
            <text:p>$9,520.00</text:p>
          </table:table-cell>
          <table:table-cell table:style-name="ce64" office:value-type="currency" office:currency="USD" office:value="10261" calcext:value-type="currency">
            <text:p>$10,261.00</text:p>
          </table:table-cell>
          <table:table-cell table:style-name="ce64" table:formula="of:=[.C84]*0.8" office:value-type="currency" office:currency="USD" office:value="8208.8" calcext:value-type="currency">
            <text:p>$8,208.80</text:p>
          </table:table-cell>
          <table:table-cell table:style-name="ce64"/>
          <table:table-cell table:style-name="ce64" table:formula="of:=[.E84]-[.B84]" office:value-type="currency" office:currency="USD" office:value="-9520" calcext:value-type="currency">
            <text:p>-$9,520.00</text:p>
          </table:table-cell>
          <table:table-cell table:style-name="ce17" table:formula="of:=[.E84]/[.D8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7-18</text:p>
          </table:table-cell>
          <table:table-cell table:style-name="ce8" office:value-type="currency" office:currency="USD" office:value="9870" calcext:value-type="currency">
            <text:p>$9,870.00</text:p>
          </table:table-cell>
          <table:table-cell table:style-name="ce64" office:value-type="currency" office:currency="USD" office:value="10627" calcext:value-type="currency">
            <text:p>$10,627.00</text:p>
          </table:table-cell>
          <table:table-cell table:style-name="ce64" table:formula="of:=[.C85]*0.8" office:value-type="currency" office:currency="USD" office:value="8501.6" calcext:value-type="currency">
            <text:p>$8,501.60</text:p>
          </table:table-cell>
          <table:table-cell table:style-name="ce64"/>
          <table:table-cell table:style-name="ce64" table:formula="of:=[.E85]-[.B85]" office:value-type="currency" office:currency="USD" office:value="-9870" calcext:value-type="currency">
            <text:p>-$9,870.00</text:p>
          </table:table-cell>
          <table:table-cell table:style-name="ce17" table:formula="of:=[.E85]/[.D8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7-18</text:p>
          </table:table-cell>
          <table:table-cell table:style-name="ce8" office:value-type="currency" office:currency="USD" office:value="11099" calcext:value-type="currency">
            <text:p>$11,099.00</text:p>
          </table:table-cell>
          <table:table-cell table:style-name="ce64" office:value-type="currency" office:currency="USD" office:value="11904" calcext:value-type="currency">
            <text:p>$11,904.00</text:p>
          </table:table-cell>
          <table:table-cell table:style-name="ce64" table:formula="of:=[.C86]*0.8" office:value-type="currency" office:currency="USD" office:value="9523.2" calcext:value-type="currency">
            <text:p>$9,523.20</text:p>
          </table:table-cell>
          <table:table-cell table:style-name="ce64"/>
          <table:table-cell table:style-name="ce64" table:formula="of:=[.E86]-[.B86]" office:value-type="currency" office:currency="USD" office:value="-11099" calcext:value-type="currency">
            <text:p>-$11,099.00</text:p>
          </table:table-cell>
          <table:table-cell table:style-name="ce17" table:formula="of:=[.E86]/[.D8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0-24</text:p>
          </table:table-cell>
          <table:table-cell table:style-name="ce8" office:value-type="currency" office:currency="USD" office:value="6705" calcext:value-type="currency">
            <text:p>$6,705.00</text:p>
          </table:table-cell>
          <table:table-cell table:style-name="ce64" office:value-type="currency" office:currency="USD" office:value="7395" calcext:value-type="currency">
            <text:p>$7,395.00</text:p>
          </table:table-cell>
          <table:table-cell table:style-name="ce64" table:formula="of:=[.C87]*0.8" office:value-type="currency" office:currency="USD" office:value="5916" calcext:value-type="currency">
            <text:p>$5,916.00</text:p>
          </table:table-cell>
          <table:table-cell table:style-name="ce64"/>
          <table:table-cell table:style-name="ce64" table:formula="of:=[.E87]-[.B87]" office:value-type="currency" office:currency="USD" office:value="-6705" calcext:value-type="currency">
            <text:p>-$6,705.00</text:p>
          </table:table-cell>
          <table:table-cell table:style-name="ce17" table:formula="of:=[.E87]/[.D8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0-24</text:p>
          </table:table-cell>
          <table:table-cell table:style-name="ce8" office:value-type="currency" office:currency="USD" office:value="7430" calcext:value-type="currency">
            <text:p>$7,430.00</text:p>
          </table:table-cell>
          <table:table-cell table:style-name="ce64" office:value-type="currency" office:currency="USD" office:value="8156" calcext:value-type="currency">
            <text:p>$8,156.00</text:p>
          </table:table-cell>
          <table:table-cell table:style-name="ce64" table:formula="of:=[.C88]*0.8" office:value-type="currency" office:currency="USD" office:value="6524.8" calcext:value-type="currency">
            <text:p>$6,524.80</text:p>
          </table:table-cell>
          <table:table-cell table:style-name="ce64"/>
          <table:table-cell table:style-name="ce64" table:formula="of:=[.E88]-[.B88]" office:value-type="currency" office:currency="USD" office:value="-7430" calcext:value-type="currency">
            <text:p>-$7,430.00</text:p>
          </table:table-cell>
          <table:table-cell table:style-name="ce17" table:formula="of:=[.E88]/[.D8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1-24</text:p>
          </table:table-cell>
          <table:table-cell table:style-name="ce8" office:value-type="currency" office:currency="USD" office:value="7799" calcext:value-type="currency">
            <text:p>$7,799.00</text:p>
          </table:table-cell>
          <table:table-cell table:style-name="ce64" office:value-type="currency" office:currency="USD" office:value="8531" calcext:value-type="currency">
            <text:p>$8,531.00</text:p>
          </table:table-cell>
          <table:table-cell table:style-name="ce64" table:formula="of:=[.C89]*0.8" office:value-type="currency" office:currency="USD" office:value="6824.8" calcext:value-type="currency">
            <text:p>$6,824.80</text:p>
          </table:table-cell>
          <table:table-cell table:style-name="ce64"/>
          <table:table-cell table:style-name="ce64" table:formula="of:=[.E89]-[.B89]" office:value-type="currency" office:currency="USD" office:value="-7799" calcext:value-type="currency">
            <text:p>-$7,799.00</text:p>
          </table:table-cell>
          <table:table-cell table:style-name="ce17" table:formula="of:=[.E89]/[.D8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1-24</text:p>
          </table:table-cell>
          <table:table-cell table:style-name="ce8" office:value-type="currency" office:currency="USD" office:value="8765" calcext:value-type="currency">
            <text:p>$8,765.00</text:p>
          </table:table-cell>
          <table:table-cell table:style-name="ce64" office:value-type="currency" office:currency="USD" office:value="9533" calcext:value-type="currency">
            <text:p>$9,533.00</text:p>
          </table:table-cell>
          <table:table-cell table:style-name="ce64" table:formula="of:=[.C90]*0.8" office:value-type="currency" office:currency="USD" office:value="7626.4" calcext:value-type="currency">
            <text:p>$7,626.40</text:p>
          </table:table-cell>
          <table:table-cell table:style-name="ce64"/>
          <table:table-cell table:style-name="ce64" table:formula="of:=[.E90]-[.B90]" office:value-type="currency" office:currency="USD" office:value="-8765" calcext:value-type="currency">
            <text:p>-$8,765.00</text:p>
          </table:table-cell>
          <table:table-cell table:style-name="ce17" table:formula="of:=[.E90]/[.D9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3-24</text:p>
          </table:table-cell>
          <table:table-cell table:style-name="ce8" office:value-type="currency" office:currency="USD" office:value="8890" calcext:value-type="currency">
            <text:p>$8,890.00</text:p>
          </table:table-cell>
          <table:table-cell table:style-name="ce64" office:value-type="currency" office:currency="USD" office:value="9668" calcext:value-type="currency">
            <text:p>$9,668.00</text:p>
          </table:table-cell>
          <table:table-cell table:style-name="ce64" table:formula="of:=[.C91]*0.8" office:value-type="currency" office:currency="USD" office:value="7734.4" calcext:value-type="currency">
            <text:p>$7,734.40</text:p>
          </table:table-cell>
          <table:table-cell table:style-name="ce64"/>
          <table:table-cell table:style-name="ce64" table:formula="of:=[.E91]-[.B91]" office:value-type="currency" office:currency="USD" office:value="-8890" calcext:value-type="currency">
            <text:p>-$8,890.00</text:p>
          </table:table-cell>
          <table:table-cell table:style-name="ce17" table:formula="of:=[.E91]/[.D9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3-24</text:p>
          </table:table-cell>
          <table:table-cell table:style-name="ce8" office:value-type="currency" office:currency="USD" office:value="10080" calcext:value-type="currency">
            <text:p>$10,080.00</text:p>
          </table:table-cell>
          <table:table-cell table:style-name="ce64" office:value-type="currency" office:currency="USD" office:value="10903" calcext:value-type="currency">
            <text:p>$10,903.00</text:p>
          </table:table-cell>
          <table:table-cell table:style-name="ce64" table:formula="of:=[.C92]*0.8" office:value-type="currency" office:currency="USD" office:value="8722.4" calcext:value-type="currency">
            <text:p>$8,722.40</text:p>
          </table:table-cell>
          <table:table-cell table:style-name="ce64"/>
          <table:table-cell table:style-name="ce64" table:formula="of:=[.E92]-[.B92]" office:value-type="currency" office:currency="USD" office:value="-10080" calcext:value-type="currency">
            <text:p>-$10,080.00</text:p>
          </table:table-cell>
          <table:table-cell table:style-name="ce17" table:formula="of:=[.E92]/[.D9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5-24</text:p>
          </table:table-cell>
          <table:table-cell table:style-name="ce8" office:value-type="currency" office:currency="USD" office:value="10015" calcext:value-type="currency">
            <text:p>$10,015.00</text:p>
          </table:table-cell>
          <table:table-cell table:style-name="ce64" office:value-type="currency" office:currency="USD" office:value="10837" calcext:value-type="currency">
            <text:p>$10,837.00</text:p>
          </table:table-cell>
          <table:table-cell table:style-name="ce64" table:formula="of:=[.C93]*0.8" office:value-type="currency" office:currency="USD" office:value="8669.6" calcext:value-type="currency">
            <text:p>$8,669.60</text:p>
          </table:table-cell>
          <table:table-cell table:style-name="ce64"/>
          <table:table-cell table:style-name="ce64" table:formula="of:=[.E93]-[.B93]" office:value-type="currency" office:currency="USD" office:value="-10015" calcext:value-type="currency">
            <text:p>-$10,015.00</text:p>
          </table:table-cell>
          <table:table-cell table:style-name="ce17" table:formula="of:=[.E93]/[.D9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5-24</text:p>
          </table:table-cell>
          <table:table-cell table:style-name="ce8" office:value-type="currency" office:currency="USD" office:value="11430" calcext:value-type="currency">
            <text:p>$11,430.00</text:p>
          </table:table-cell>
          <table:table-cell table:style-name="ce64" office:value-type="currency" office:currency="USD" office:value="12307" calcext:value-type="currency">
            <text:p>$12,307.00</text:p>
          </table:table-cell>
          <table:table-cell table:style-name="ce64" table:formula="of:=[.C94]*0.8" office:value-type="currency" office:currency="USD" office:value="9845.6" calcext:value-type="currency">
            <text:p>$9,845.60</text:p>
          </table:table-cell>
          <table:table-cell table:style-name="ce64"/>
          <table:table-cell table:style-name="ce64" table:formula="of:=[.E94]-[.B94]" office:value-type="currency" office:currency="USD" office:value="-11430" calcext:value-type="currency">
            <text:p>-$11,430.00</text:p>
          </table:table-cell>
          <table:table-cell table:style-name="ce17" table:formula="of:=[.E94]/[.D9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7-24</text:p>
          </table:table-cell>
          <table:table-cell table:style-name="ce8" office:value-type="currency" office:currency="USD" office:value="11165" calcext:value-type="currency">
            <text:p>$11,165.00</text:p>
          </table:table-cell>
          <table:table-cell table:style-name="ce64" office:value-type="currency" office:currency="USD" office:value="12029" calcext:value-type="currency">
            <text:p>$12,029.00</text:p>
          </table:table-cell>
          <table:table-cell table:style-name="ce64" table:formula="of:=[.C95]*0.8" office:value-type="currency" office:currency="USD" office:value="9623.2" calcext:value-type="currency">
            <text:p>$9,623.20</text:p>
          </table:table-cell>
          <table:table-cell table:style-name="ce64"/>
          <table:table-cell table:style-name="ce64" table:formula="of:=[.E95]-[.B95]" office:value-type="currency" office:currency="USD" office:value="-11165" calcext:value-type="currency">
            <text:p>-$11,165.00</text:p>
          </table:table-cell>
          <table:table-cell table:style-name="ce17" table:formula="of:=[.E95]/[.D9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7-24</text:p>
          </table:table-cell>
          <table:table-cell table:style-name="ce8" office:value-type="currency" office:currency="USD" office:value="12805" calcext:value-type="currency">
            <text:p>$12,805.00</text:p>
          </table:table-cell>
          <table:table-cell table:style-name="ce64" office:value-type="currency" office:currency="USD" office:value="13737" calcext:value-type="currency">
            <text:p>$13,737.00</text:p>
          </table:table-cell>
          <table:table-cell table:style-name="ce64" table:formula="of:=[.C96]*0.8" office:value-type="currency" office:currency="USD" office:value="10989.6" calcext:value-type="currency">
            <text:p>$10,989.60</text:p>
          </table:table-cell>
          <table:table-cell table:style-name="ce64"/>
          <table:table-cell table:style-name="ce64" table:formula="of:=[.E96]-[.B96]" office:value-type="currency" office:currency="USD" office:value="-12805" calcext:value-type="currency">
            <text:p>-$12,805.00</text:p>
          </table:table-cell>
          <table:table-cell table:style-name="ce17" table:formula="of:=[.E96]/[.D9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Troughing-Slider Conveyo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0-14</text:p>
          </table:table-cell>
          <table:table-cell table:style-name="ce8" office:value-type="currency" office:currency="USD" office:value="4450" calcext:value-type="currency">
            <text:p>$4,450.00</text:p>
          </table:table-cell>
          <table:table-cell table:style-name="ce64" office:value-type="currency" office:currency="USD" office:value="4988" calcext:value-type="currency">
            <text:p>$4,988.00</text:p>
          </table:table-cell>
          <table:table-cell table:style-name="ce64" table:formula="of:=[.C100]*0.8" office:value-type="currency" office:currency="USD" office:value="3990.4" calcext:value-type="currency">
            <text:p>$3,990.40</text:p>
          </table:table-cell>
          <table:table-cell table:style-name="ce64"/>
          <table:table-cell table:style-name="ce64" table:formula="of:=[.E100]-[.B100]" office:value-type="currency" office:currency="USD" office:value="-4450" calcext:value-type="currency">
            <text:p>-$4,450.00</text:p>
          </table:table-cell>
          <table:table-cell table:style-name="ce17" table:formula="of:=[.E100]/[.D10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0-14</text:p>
          </table:table-cell>
          <table:table-cell table:style-name="ce8" office:value-type="currency" office:currency="USD" office:value="4925" calcext:value-type="currency">
            <text:p>$4,925.00</text:p>
          </table:table-cell>
          <table:table-cell table:style-name="ce64" office:value-type="currency" office:currency="USD" office:value="5487" calcext:value-type="currency">
            <text:p>$5,487.00</text:p>
          </table:table-cell>
          <table:table-cell table:style-name="ce64" table:formula="of:=[.C101]*0.8" office:value-type="currency" office:currency="USD" office:value="4389.6" calcext:value-type="currency">
            <text:p>$4,389.60</text:p>
          </table:table-cell>
          <table:table-cell table:style-name="ce64"/>
          <table:table-cell table:style-name="ce64" table:formula="of:=[.E101]-[.B101]" office:value-type="currency" office:currency="USD" office:value="-4925" calcext:value-type="currency">
            <text:p>-$4,925.00</text:p>
          </table:table-cell>
          <table:table-cell table:style-name="ce17" table:formula="of:=[.E101]/[.D10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-14</text:p>
          </table:table-cell>
          <table:table-cell table:style-name="ce8" office:value-type="currency" office:currency="USD" office:value="4970" calcext:value-type="currency">
            <text:p>$4,970.00</text:p>
          </table:table-cell>
          <table:table-cell table:style-name="ce64" office:value-type="currency" office:currency="USD" office:value="5534" calcext:value-type="currency">
            <text:p>$5,534.00</text:p>
          </table:table-cell>
          <table:table-cell table:style-name="ce64" table:formula="of:=[.C102]*0.8" office:value-type="currency" office:currency="USD" office:value="4427.2" calcext:value-type="currency">
            <text:p>$4,427.20</text:p>
          </table:table-cell>
          <table:table-cell table:style-name="ce64"/>
          <table:table-cell table:style-name="ce64" table:formula="of:=[.E102]-[.B102]" office:value-type="currency" office:currency="USD" office:value="-4970" calcext:value-type="currency">
            <text:p>-$4,970.00</text:p>
          </table:table-cell>
          <table:table-cell table:style-name="ce17" table:formula="of:=[.E102]/[.D10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-14</text:p>
          </table:table-cell>
          <table:table-cell table:style-name="ce8" office:value-type="currency" office:currency="USD" office:value="5645" calcext:value-type="currency">
            <text:p>$5,645.00</text:p>
          </table:table-cell>
          <table:table-cell table:style-name="ce64" office:value-type="currency" office:currency="USD" office:value="6241" calcext:value-type="currency">
            <text:p>$6,241.00</text:p>
          </table:table-cell>
          <table:table-cell table:style-name="ce64" table:formula="of:=[.C103]*0.8" office:value-type="currency" office:currency="USD" office:value="4992.8" calcext:value-type="currency">
            <text:p>$4,992.80</text:p>
          </table:table-cell>
          <table:table-cell table:style-name="ce64"/>
          <table:table-cell table:style-name="ce64" table:formula="of:=[.E103]-[.B103]" office:value-type="currency" office:currency="USD" office:value="-5645" calcext:value-type="currency">
            <text:p>-$5,645.00</text:p>
          </table:table-cell>
          <table:table-cell table:style-name="ce17" table:formula="of:=[.E103]/[.D10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3-14</text:p>
          </table:table-cell>
          <table:table-cell table:style-name="ce8" office:value-type="currency" office:currency="USD" office:value="5465" calcext:value-type="currency">
            <text:p>$5,465.00</text:p>
          </table:table-cell>
          <table:table-cell table:style-name="ce64" office:value-type="currency" office:currency="USD" office:value="6049" calcext:value-type="currency">
            <text:p>$6,049.00</text:p>
          </table:table-cell>
          <table:table-cell table:style-name="ce64" table:formula="of:=[.C104]*0.8" office:value-type="currency" office:currency="USD" office:value="4839.2" calcext:value-type="currency">
            <text:p>$4,839.20</text:p>
          </table:table-cell>
          <table:table-cell table:style-name="ce64"/>
          <table:table-cell table:style-name="ce64" table:formula="of:=[.E104]-[.B104]" office:value-type="currency" office:currency="USD" office:value="-5465" calcext:value-type="currency">
            <text:p>-$5,465.00</text:p>
          </table:table-cell>
          <table:table-cell table:style-name="ce17" table:formula="of:=[.E104]/[.D10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3-14</text:p>
          </table:table-cell>
          <table:table-cell table:style-name="ce8" office:value-type="currency" office:currency="USD" office:value="6240" calcext:value-type="currency">
            <text:p>$6,240.00</text:p>
          </table:table-cell>
          <table:table-cell table:style-name="ce64" office:value-type="currency" office:currency="USD" office:value="6861" calcext:value-type="currency">
            <text:p>$6,861.00</text:p>
          </table:table-cell>
          <table:table-cell table:style-name="ce64" table:formula="of:=[.C105]*0.8" office:value-type="currency" office:currency="USD" office:value="5488.8" calcext:value-type="currency">
            <text:p>$5,488.80</text:p>
          </table:table-cell>
          <table:table-cell table:style-name="ce64"/>
          <table:table-cell table:style-name="ce64" table:formula="of:=[.E105]-[.B105]" office:value-type="currency" office:currency="USD" office:value="-6240" calcext:value-type="currency">
            <text:p>-$6,240.00</text:p>
          </table:table-cell>
          <table:table-cell table:style-name="ce17" table:formula="of:=[.E105]/[.D1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5-14</text:p>
          </table:table-cell>
          <table:table-cell table:style-name="ce8" office:value-type="currency" office:currency="USD" office:value="6385" calcext:value-type="currency">
            <text:p>$6,385.00</text:p>
          </table:table-cell>
          <table:table-cell table:style-name="ce64" office:value-type="currency" office:currency="USD" office:value="7017" calcext:value-type="currency">
            <text:p>$7,017.00</text:p>
          </table:table-cell>
          <table:table-cell table:style-name="ce64" table:formula="of:=[.C106]*0.8" office:value-type="currency" office:currency="USD" office:value="5613.6" calcext:value-type="currency">
            <text:p>$5,613.60</text:p>
          </table:table-cell>
          <table:table-cell table:style-name="ce64"/>
          <table:table-cell table:style-name="ce64" table:formula="of:=[.E106]-[.B106]" office:value-type="currency" office:currency="USD" office:value="-6385" calcext:value-type="currency">
            <text:p>-$6,385.00</text:p>
          </table:table-cell>
          <table:table-cell table:style-name="ce17" table:formula="of:=[.E106]/[.D1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5-14</text:p>
          </table:table-cell>
          <table:table-cell table:style-name="ce8" office:value-type="currency" office:currency="USD" office:value="7360" calcext:value-type="currency">
            <text:p>$7,360.00</text:p>
          </table:table-cell>
          <table:table-cell table:style-name="ce64" office:value-type="currency" office:currency="USD" office:value="9040" calcext:value-type="currency">
            <text:p>$9,040.00</text:p>
          </table:table-cell>
          <table:table-cell table:style-name="ce64" table:formula="of:=[.C107]*0.8" office:value-type="currency" office:currency="USD" office:value="7232" calcext:value-type="currency">
            <text:p>$7,232.00</text:p>
          </table:table-cell>
          <table:table-cell table:style-name="ce64"/>
          <table:table-cell table:style-name="ce64" table:formula="of:=[.E107]-[.B107]" office:value-type="currency" office:currency="USD" office:value="-7360" calcext:value-type="currency">
            <text:p>-$7,360.00</text:p>
          </table:table-cell>
          <table:table-cell table:style-name="ce17" table:formula="of:=[.E107]/[.D10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7-14</text:p>
          </table:table-cell>
          <table:table-cell table:style-name="ce8" office:value-type="currency" office:currency="USD" office:value="7160" calcext:value-type="currency">
            <text:p>$7,160.00</text:p>
          </table:table-cell>
          <table:table-cell table:style-name="ce64" office:value-type="currency" office:currency="USD" office:value="7831" calcext:value-type="currency">
            <text:p>$7,831.00</text:p>
          </table:table-cell>
          <table:table-cell table:style-name="ce64" table:formula="of:=[.C108]*0.8" office:value-type="currency" office:currency="USD" office:value="6264.8" calcext:value-type="currency">
            <text:p>$6,264.80</text:p>
          </table:table-cell>
          <table:table-cell table:style-name="ce64"/>
          <table:table-cell table:style-name="ce64" table:formula="of:=[.E108]-[.B108]" office:value-type="currency" office:currency="USD" office:value="-7160" calcext:value-type="currency">
            <text:p>-$7,160.00</text:p>
          </table:table-cell>
          <table:table-cell table:style-name="ce17" table:formula="of:=[.E108]/[.D10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7-14</text:p>
          </table:table-cell>
          <table:table-cell table:style-name="ce8" office:value-type="currency" office:currency="USD" office:value="8280" calcext:value-type="currency">
            <text:p>$8,280.00</text:p>
          </table:table-cell>
          <table:table-cell table:style-name="ce64" office:value-type="currency" office:currency="USD" office:value="9001" calcext:value-type="currency">
            <text:p>$9,001.00</text:p>
          </table:table-cell>
          <table:table-cell table:style-name="ce64" table:formula="of:=[.C109]*0.8" office:value-type="currency" office:currency="USD" office:value="7200.8" calcext:value-type="currency">
            <text:p>$7,200.80</text:p>
          </table:table-cell>
          <table:table-cell table:style-name="ce64"/>
          <table:table-cell table:style-name="ce64" table:formula="of:=[.E109]-[.B109]" office:value-type="currency" office:currency="USD" office:value="-8280" calcext:value-type="currency">
            <text:p>-$8,280.00</text:p>
          </table:table-cell>
          <table:table-cell table:style-name="ce17" table:formula="of:=[.E109]/[.D10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0-18</text:p>
          </table:table-cell>
          <table:table-cell table:style-name="ce8" office:value-type="currency" office:currency="USD" office:value="4650" calcext:value-type="currency">
            <text:p>$4,650.00</text:p>
          </table:table-cell>
          <table:table-cell table:style-name="ce64" office:value-type="currency" office:currency="USD" office:value="5235" calcext:value-type="currency">
            <text:p>$5,235.00</text:p>
          </table:table-cell>
          <table:table-cell table:style-name="ce64" table:formula="of:=[.C110]*0.8" office:value-type="currency" office:currency="USD" office:value="4188" calcext:value-type="currency">
            <text:p>$4,188.00</text:p>
          </table:table-cell>
          <table:table-cell table:style-name="ce64"/>
          <table:table-cell table:style-name="ce64" table:formula="of:=[.E110]-[.B110]" office:value-type="currency" office:currency="USD" office:value="-4650" calcext:value-type="currency">
            <text:p>-$4,650.00</text:p>
          </table:table-cell>
          <table:table-cell table:style-name="ce17" table:formula="of:=[.E110]/[.D11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0-18</text:p>
          </table:table-cell>
          <table:table-cell table:style-name="ce8" office:value-type="currency" office:currency="USD" office:value="5125" calcext:value-type="currency">
            <text:p>$5,125.00</text:p>
          </table:table-cell>
          <table:table-cell table:style-name="ce64" office:value-type="currency" office:currency="USD" office:value="5731" calcext:value-type="currency">
            <text:p>$5,731.00</text:p>
          </table:table-cell>
          <table:table-cell table:style-name="ce64" table:formula="of:=[.C111]*0.8" office:value-type="currency" office:currency="USD" office:value="4584.8" calcext:value-type="currency">
            <text:p>$4,584.80</text:p>
          </table:table-cell>
          <table:table-cell table:style-name="ce64"/>
          <table:table-cell table:style-name="ce64" table:formula="of:=[.E111]-[.B111]" office:value-type="currency" office:currency="USD" office:value="-5125" calcext:value-type="currency">
            <text:p>-$5,125.00</text:p>
          </table:table-cell>
          <table:table-cell table:style-name="ce17" table:formula="of:=[.E111]/[.D11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-18</text:p>
          </table:table-cell>
          <table:table-cell table:style-name="ce8" office:value-type="currency" office:currency="USD" office:value="5330" calcext:value-type="currency">
            <text:p>$5,330.00</text:p>
          </table:table-cell>
          <table:table-cell table:style-name="ce64" office:value-type="currency" office:currency="USD" office:value="5947" calcext:value-type="currency">
            <text:p>$5,947.00</text:p>
          </table:table-cell>
          <table:table-cell table:style-name="ce64" table:formula="of:=[.C112]*0.8" office:value-type="currency" office:currency="USD" office:value="4757.6" calcext:value-type="currency">
            <text:p>$4,757.60</text:p>
          </table:table-cell>
          <table:table-cell table:style-name="ce64"/>
          <table:table-cell table:style-name="ce64" table:formula="of:=[.E112]-[.B112]" office:value-type="currency" office:currency="USD" office:value="-5330" calcext:value-type="currency">
            <text:p>-$5,330.00</text:p>
          </table:table-cell>
          <table:table-cell table:style-name="ce17" table:formula="of:=[.E112]/[.D11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-18</text:p>
          </table:table-cell>
          <table:table-cell table:style-name="ce8" office:value-type="currency" office:currency="USD" office:value="5999" calcext:value-type="currency">
            <text:p>$5,999.00</text:p>
          </table:table-cell>
          <table:table-cell table:style-name="ce64" office:value-type="currency" office:currency="USD" office:value="6649" calcext:value-type="currency">
            <text:p>$6,649.00</text:p>
          </table:table-cell>
          <table:table-cell table:style-name="ce64" table:formula="of:=[.C113]*0.8" office:value-type="currency" office:currency="USD" office:value="5319.2" calcext:value-type="currency">
            <text:p>$5,319.20</text:p>
          </table:table-cell>
          <table:table-cell table:style-name="ce64"/>
          <table:table-cell table:style-name="ce64" table:formula="of:=[.E113]-[.B113]" office:value-type="currency" office:currency="USD" office:value="-5999" calcext:value-type="currency">
            <text:p>-$5,999.00</text:p>
          </table:table-cell>
          <table:table-cell table:style-name="ce17" table:formula="of:=[.E113]/[.D11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3-18</text:p>
          </table:table-cell>
          <table:table-cell table:style-name="ce8" office:value-type="currency" office:currency="USD" office:value="5895" calcext:value-type="currency">
            <text:p>$5,895.00</text:p>
          </table:table-cell>
          <table:table-cell table:style-name="ce64" office:value-type="currency" office:currency="USD" office:value="6543" calcext:value-type="currency">
            <text:p>$6,543.00</text:p>
          </table:table-cell>
          <table:table-cell table:style-name="ce64" table:formula="of:=[.C114]*0.8" office:value-type="currency" office:currency="USD" office:value="5234.4" calcext:value-type="currency">
            <text:p>$5,234.40</text:p>
          </table:table-cell>
          <table:table-cell table:style-name="ce64"/>
          <table:table-cell table:style-name="ce64" table:formula="of:=[.E114]-[.B114]" office:value-type="currency" office:currency="USD" office:value="-5895" calcext:value-type="currency">
            <text:p>-$5,895.00</text:p>
          </table:table-cell>
          <table:table-cell table:style-name="ce17" table:formula="of:=[.E114]/[.D11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3-18</text:p>
          </table:table-cell>
          <table:table-cell table:style-name="ce8" office:value-type="currency" office:currency="USD" office:value="6665" calcext:value-type="currency">
            <text:p>$6,665.00</text:p>
          </table:table-cell>
          <table:table-cell table:style-name="ce64" office:value-type="currency" office:currency="USD" office:value="7350" calcext:value-type="currency">
            <text:p>$7,350.00</text:p>
          </table:table-cell>
          <table:table-cell table:style-name="ce64" table:formula="of:=[.C115]*0.8" office:value-type="currency" office:currency="USD" office:value="5880" calcext:value-type="currency">
            <text:p>$5,880.00</text:p>
          </table:table-cell>
          <table:table-cell table:style-name="ce64"/>
          <table:table-cell table:style-name="ce64" table:formula="of:=[.E115]-[.B115]" office:value-type="currency" office:currency="USD" office:value="-6665" calcext:value-type="currency">
            <text:p>-$6,665.00</text:p>
          </table:table-cell>
          <table:table-cell table:style-name="ce17" table:formula="of:=[.E115]/[.D11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5-18</text:p>
          </table:table-cell>
          <table:table-cell table:style-name="ce8" office:value-type="currency" office:currency="USD" office:value="6740" calcext:value-type="currency">
            <text:p>$6,740.00</text:p>
          </table:table-cell>
          <table:table-cell table:style-name="ce64" office:value-type="currency" office:currency="USD" office:value="7428" calcext:value-type="currency">
            <text:p>$7,428.00</text:p>
          </table:table-cell>
          <table:table-cell table:style-name="ce64" table:formula="of:=[.C116]*0.8" office:value-type="currency" office:currency="USD" office:value="5942.4" calcext:value-type="currency">
            <text:p>$5,942.40</text:p>
          </table:table-cell>
          <table:table-cell table:style-name="ce64"/>
          <table:table-cell table:style-name="ce64" table:formula="of:=[.E116]-[.B116]" office:value-type="currency" office:currency="USD" office:value="-6740" calcext:value-type="currency">
            <text:p>-$6,740.00</text:p>
          </table:table-cell>
          <table:table-cell table:style-name="ce17" table:formula="of:=[.E116]/[.D11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5-18</text:p>
          </table:table-cell>
          <table:table-cell table:style-name="ce8" office:value-type="currency" office:currency="USD" office:value="7710" calcext:value-type="currency">
            <text:p>$7,710.00</text:p>
          </table:table-cell>
          <table:table-cell table:style-name="ce64" office:value-type="currency" office:currency="USD" office:value="8441" calcext:value-type="currency">
            <text:p>$8,441.00</text:p>
          </table:table-cell>
          <table:table-cell table:style-name="ce64" table:formula="of:=[.C117]*0.8" office:value-type="currency" office:currency="USD" office:value="6752.8" calcext:value-type="currency">
            <text:p>$6,752.80</text:p>
          </table:table-cell>
          <table:table-cell table:style-name="ce64"/>
          <table:table-cell table:style-name="ce64" table:formula="of:=[.E117]-[.B117]" office:value-type="currency" office:currency="USD" office:value="-7710" calcext:value-type="currency">
            <text:p>-$7,710.00</text:p>
          </table:table-cell>
          <table:table-cell table:style-name="ce17" table:formula="of:=[.E117]/[.D11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7-18</text:p>
          </table:table-cell>
          <table:table-cell table:style-name="ce8" office:value-type="currency" office:currency="USD" office:value="7570" calcext:value-type="currency">
            <text:p>$7,570.00</text:p>
          </table:table-cell>
          <table:table-cell table:style-name="ce64" office:value-type="currency" office:currency="USD" office:value="8296" calcext:value-type="currency">
            <text:p>$8,296.00</text:p>
          </table:table-cell>
          <table:table-cell table:style-name="ce64" table:formula="of:=[.C118]*0.8" office:value-type="currency" office:currency="USD" office:value="6636.8" calcext:value-type="currency">
            <text:p>$6,636.80</text:p>
          </table:table-cell>
          <table:table-cell table:style-name="ce64"/>
          <table:table-cell table:style-name="ce64" table:formula="of:=[.E118]-[.B118]" office:value-type="currency" office:currency="USD" office:value="-7570" calcext:value-type="currency">
            <text:p>-$7,570.00</text:p>
          </table:table-cell>
          <table:table-cell table:style-name="ce17" table:formula="of:=[.E118]/[.D11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7-18</text:p>
          </table:table-cell>
          <table:table-cell table:style-name="ce8" office:value-type="currency" office:currency="USD" office:value="8675" calcext:value-type="currency">
            <text:p>$8,675.00</text:p>
          </table:table-cell>
          <table:table-cell table:style-name="ce64" office:value-type="currency" office:currency="USD" office:value="9456" calcext:value-type="currency">
            <text:p>$9,456.00</text:p>
          </table:table-cell>
          <table:table-cell table:style-name="ce64" table:formula="of:=[.C119]*0.8" office:value-type="currency" office:currency="USD" office:value="7564.8" calcext:value-type="currency">
            <text:p>$7,564.80</text:p>
          </table:table-cell>
          <table:table-cell table:style-name="ce64"/>
          <table:table-cell table:style-name="ce64" table:formula="of:=[.E119]-[.B119]" office:value-type="currency" office:currency="USD" office:value="-8675" calcext:value-type="currency">
            <text:p>-$8,675.00</text:p>
          </table:table-cell>
          <table:table-cell table:style-name="ce17" table:formula="of:=[.E119]/[.D11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0-24</text:p>
          </table:table-cell>
          <table:table-cell table:style-name="ce8" office:value-type="currency" office:currency="USD" office:value="4570" calcext:value-type="currency">
            <text:p>$4,570.00</text:p>
          </table:table-cell>
          <table:table-cell table:style-name="ce64" office:value-type="currency" office:currency="USD" office:value="5827" calcext:value-type="currency">
            <text:p>$5,827.00</text:p>
          </table:table-cell>
          <table:table-cell table:style-name="ce64" table:formula="of:=[.C120]*0.8" office:value-type="currency" office:currency="USD" office:value="4661.6" calcext:value-type="currency">
            <text:p>$4,661.60</text:p>
          </table:table-cell>
          <table:table-cell table:style-name="ce64"/>
          <table:table-cell table:style-name="ce64" table:formula="of:=[.E120]-[.B120]" office:value-type="currency" office:currency="USD" office:value="-4570" calcext:value-type="currency">
            <text:p>-$4,570.00</text:p>
          </table:table-cell>
          <table:table-cell table:style-name="ce17" table:formula="of:=[.E120]/[.D12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0-24</text:p>
          </table:table-cell>
          <table:table-cell table:style-name="ce8" office:value-type="currency" office:currency="USD" office:value="4955" calcext:value-type="currency">
            <text:p>$4,955.00</text:p>
          </table:table-cell>
          <table:table-cell table:style-name="ce64" office:value-type="currency" office:currency="USD" office:value="6318" calcext:value-type="currency">
            <text:p>$6,318.00</text:p>
          </table:table-cell>
          <table:table-cell table:style-name="ce64" table:formula="of:=[.C121]*0.8" office:value-type="currency" office:currency="USD" office:value="5054.4" calcext:value-type="currency">
            <text:p>$5,054.40</text:p>
          </table:table-cell>
          <table:table-cell table:style-name="ce64"/>
          <table:table-cell table:style-name="ce64" table:formula="of:=[.E121]-[.B121]" office:value-type="currency" office:currency="USD" office:value="-4955" calcext:value-type="currency">
            <text:p>-$4,955.00</text:p>
          </table:table-cell>
          <table:table-cell table:style-name="ce17" table:formula="of:=[.E121]/[.D12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-24</text:p>
          </table:table-cell>
          <table:table-cell table:style-name="ce8" office:value-type="currency" office:currency="USD" office:value="5155" calcext:value-type="currency">
            <text:p>$5,155.00</text:p>
          </table:table-cell>
          <table:table-cell table:style-name="ce64" office:value-type="currency" office:currency="USD" office:value="6537" calcext:value-type="currency">
            <text:p>$6,537.00</text:p>
          </table:table-cell>
          <table:table-cell table:style-name="ce64" table:formula="of:=[.C122]*0.8" office:value-type="currency" office:currency="USD" office:value="5229.6" calcext:value-type="currency">
            <text:p>$5,229.60</text:p>
          </table:table-cell>
          <table:table-cell table:style-name="ce64"/>
          <table:table-cell table:style-name="ce64" table:formula="of:=[.E122]-[.B122]" office:value-type="currency" office:currency="USD" office:value="-5155" calcext:value-type="currency">
            <text:p>-$5,155.00</text:p>
          </table:table-cell>
          <table:table-cell table:style-name="ce17" table:formula="of:=[.E122]/[.D1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-24</text:p>
          </table:table-cell>
          <table:table-cell table:style-name="ce8" office:value-type="currency" office:currency="USD" office:value="5625" calcext:value-type="currency">
            <text:p>$5,625.00</text:p>
          </table:table-cell>
          <table:table-cell table:style-name="ce64" office:value-type="currency" office:currency="USD" office:value="7230" calcext:value-type="currency">
            <text:p>$7,230.00</text:p>
          </table:table-cell>
          <table:table-cell table:style-name="ce64" table:formula="of:=[.C123]*0.8" office:value-type="currency" office:currency="USD" office:value="5784" calcext:value-type="currency">
            <text:p>$5,784.00</text:p>
          </table:table-cell>
          <table:table-cell table:style-name="ce64"/>
          <table:table-cell table:style-name="ce64" table:formula="of:=[.E123]-[.B123]" office:value-type="currency" office:currency="USD" office:value="-5625" calcext:value-type="currency">
            <text:p>-$5,625.00</text:p>
          </table:table-cell>
          <table:table-cell table:style-name="ce17" table:formula="of:=[.E123]/[.D1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3-24</text:p>
          </table:table-cell>
          <table:table-cell table:style-name="ce8" office:value-type="currency" office:currency="USD" office:value="6475" calcext:value-type="currency">
            <text:p>$6,475.00</text:p>
          </table:table-cell>
          <table:table-cell table:style-name="ce64" office:value-type="currency" office:currency="USD" office:value="7208" calcext:value-type="currency">
            <text:p>$7,208.00</text:p>
          </table:table-cell>
          <table:table-cell table:style-name="ce64" table:formula="of:=[.C124]*0.8" office:value-type="currency" office:currency="USD" office:value="5766.4" calcext:value-type="currency">
            <text:p>$5,766.40</text:p>
          </table:table-cell>
          <table:table-cell table:style-name="ce64"/>
          <table:table-cell table:style-name="ce64" table:formula="of:=[.E124]-[.B124]" office:value-type="currency" office:currency="USD" office:value="-6475" calcext:value-type="currency">
            <text:p>-$6,475.00</text:p>
          </table:table-cell>
          <table:table-cell table:style-name="ce17" table:formula="of:=[.E124]/[.D12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3-24</text:p>
          </table:table-cell>
          <table:table-cell table:style-name="ce8" office:value-type="currency" office:currency="USD" office:value="7240" calcext:value-type="currency">
            <text:p>$7,240.00</text:p>
          </table:table-cell>
          <table:table-cell table:style-name="ce64" office:value-type="currency" office:currency="USD" office:value="8008" calcext:value-type="currency">
            <text:p>$8,008.00</text:p>
          </table:table-cell>
          <table:table-cell table:style-name="ce64" table:formula="of:=[.C125]*0.8" office:value-type="currency" office:currency="USD" office:value="6406.4" calcext:value-type="currency">
            <text:p>$6,406.40</text:p>
          </table:table-cell>
          <table:table-cell table:style-name="ce64"/>
          <table:table-cell table:style-name="ce64" table:formula="of:=[.E125]-[.B125]" office:value-type="currency" office:currency="USD" office:value="-7240" calcext:value-type="currency">
            <text:p>-$7,240.00</text:p>
          </table:table-cell>
          <table:table-cell table:style-name="ce17" table:formula="of:=[.E125]/[.D12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5-24</text:p>
          </table:table-cell>
          <table:table-cell table:style-name="ce8" office:value-type="currency" office:currency="USD" office:value="7265" calcext:value-type="currency">
            <text:p>$7,265.00</text:p>
          </table:table-cell>
          <table:table-cell table:style-name="ce64" office:value-type="currency" office:currency="USD" office:value="8038" calcext:value-type="currency">
            <text:p>$8,038.00</text:p>
          </table:table-cell>
          <table:table-cell table:style-name="ce64" table:formula="of:=[.C126]*0.8" office:value-type="currency" office:currency="USD" office:value="6430.4" calcext:value-type="currency">
            <text:p>$6,430.40</text:p>
          </table:table-cell>
          <table:table-cell table:style-name="ce64"/>
          <table:table-cell table:style-name="ce64" table:formula="of:=[.E126]-[.B126]" office:value-type="currency" office:currency="USD" office:value="-7265" calcext:value-type="currency">
            <text:p>-$7,265.00</text:p>
          </table:table-cell>
          <table:table-cell table:style-name="ce17" table:formula="of:=[.E126]/[.D12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5-24</text:p>
          </table:table-cell>
          <table:table-cell table:style-name="ce8" office:value-type="currency" office:currency="USD" office:value="8220" calcext:value-type="currency">
            <text:p>$8,220.00</text:p>
          </table:table-cell>
          <table:table-cell table:style-name="ce64" office:value-type="currency" office:currency="USD" office:value="9038" calcext:value-type="currency">
            <text:p>$9,038.00</text:p>
          </table:table-cell>
          <table:table-cell table:style-name="ce64" table:formula="of:=[.C127]*0.8" office:value-type="currency" office:currency="USD" office:value="7230.4" calcext:value-type="currency">
            <text:p>$7,230.40</text:p>
          </table:table-cell>
          <table:table-cell table:style-name="ce64"/>
          <table:table-cell table:style-name="ce64" table:formula="of:=[.E127]-[.B127]" office:value-type="currency" office:currency="USD" office:value="-8220" calcext:value-type="currency">
            <text:p>-$8,220.00</text:p>
          </table:table-cell>
          <table:table-cell table:style-name="ce17" table:formula="of:=[.E127]/[.D12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7-24</text:p>
          </table:table-cell>
          <table:table-cell table:style-name="ce8" office:value-type="currency" office:currency="USD" office:value="8170" calcext:value-type="currency">
            <text:p>$8,170.00</text:p>
          </table:table-cell>
          <table:table-cell table:style-name="ce64" office:value-type="currency" office:currency="USD" office:value="8987" calcext:value-type="currency">
            <text:p>$8,987.00</text:p>
          </table:table-cell>
          <table:table-cell table:style-name="ce64" table:formula="of:=[.C128]*0.8" office:value-type="currency" office:currency="USD" office:value="7189.6" calcext:value-type="currency">
            <text:p>$7,189.60</text:p>
          </table:table-cell>
          <table:table-cell table:style-name="ce64"/>
          <table:table-cell table:style-name="ce64" table:formula="of:=[.E128]-[.B128]" office:value-type="currency" office:currency="USD" office:value="-8170" calcext:value-type="currency">
            <text:p>-$8,170.00</text:p>
          </table:table-cell>
          <table:table-cell table:style-name="ce17" table:formula="of:=[.E128]/[.D12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7-24</text:p>
          </table:table-cell>
          <table:table-cell table:style-name="ce8" office:value-type="currency" office:currency="USD" office:value="9260" calcext:value-type="currency">
            <text:p>$9,260.00</text:p>
          </table:table-cell>
          <table:table-cell table:style-name="ce64" office:value-type="currency" office:currency="USD" office:value="10128" calcext:value-type="currency">
            <text:p>$10,128.00</text:p>
          </table:table-cell>
          <table:table-cell table:style-name="ce64" table:formula="of:=[.C129]*0.8" office:value-type="currency" office:currency="USD" office:value="8102.4" calcext:value-type="currency">
            <text:p>$8,102.40</text:p>
          </table:table-cell>
          <table:table-cell table:style-name="ce64"/>
          <table:table-cell table:style-name="ce64" table:formula="of:=[.E129]-[.B129]" office:value-type="currency" office:currency="USD" office:value="-9260" calcext:value-type="currency">
            <text:p>-$9,260.00</text:p>
          </table:table-cell>
          <table:table-cell table:style-name="ce17" table:formula="of:=[.E129]/[.D12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11">
          <table:table-cell table:style-name="ce6" office:value-type="string" calcext:value-type="string">
            <text:p>12 items found</text:p>
          </table:table-cell>
          <table:table-cell table:number-columns-repeated="1023"/>
        </table:table-row>
        <table:table-row table:style-name="ro26">
          <table:table-cell table:style-name="ce6" office:value-type="string" calcext:value-type="string">
            <text:p>106 individual models</text:p>
          </table:table-cell>
          <table:table-cell table:number-columns-repeated="1023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5:24:00.9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6-16T15:45:54.444000000</dc:date>
    <meta:editing-duration>PT10H11M35S</meta:editing-duration>
    <meta:editing-cycles>138</meta:editing-cycles>
    <meta:print-date>2017-05-01T13:14:12.854000000</meta:print-date>
    <meta:document-statistic meta:table-count="13" meta:cell-count="7691" meta:object-count="0"/>
  </office:meta>
</office:document-meta>
</file>